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cm" svg:stroke-color="#000000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551cm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standard">
      <style:graphic-properties draw:stroke="none" svg:stroke-color="#000000" draw:fill="none" draw:fill-color="#ffffff" fo:min-height="0.426cm"/>
    </style:style>
    <style:style style:name="gr9" style:family="graphic" style:parent-style-name="standard">
      <style:graphic-properties draw:stroke="none" svg:stroke-color="#000000" draw:fill="none" draw:fill-color="#ffffff" fo:min-height="0.79cm"/>
    </style:style>
    <style:style style:name="gr10" style:family="graphic" style:parent-style-name="standard">
      <style:graphic-properties draw:stroke="none" svg:stroke-color="#000000" draw:fill="none" draw:fill-color="#ffffff" fo:min-height="0.93cm"/>
    </style:style>
    <style:style style:name="gr11" style:family="graphic" style:parent-style-name="standard">
      <style:graphic-properties draw:stroke="none" svg:stroke-color="#000000" draw:fill="none" draw:fill-color="#ffffff" fo:min-height="0.39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OpenSymbol" style:font-style-name="Regular" style:font-charset="x-symbol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3" style:family="text">
      <style:text-properties fo:font-family="StarSymbol" style:font-style-name="Regular" style:font-charset="x-symbol" fo:font-size="14pt" style:font-family-asian="StarBats" style:font-style-name-asian="Regular" style:font-charset-asian="x-symbol" style:font-size-asian="14pt" style:font-family-complex="StarBats" style:font-style-name-complex="Regular" style:font-charset-complex="x-symbol" style:font-size-complex="1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StarSymbol" style:font-style-name="Regular" style:font-charset="x-symbol" fo:font-size="24pt" style:font-family-asian="StarBats" style:font-style-name-asian="Regular" style:font-charset-asian="x-symbol" style:font-size-asian="24pt" style:font-family-complex="StarBats" style:font-style-name-complex="Regular" style:font-charset-complex="x-symbol" style:font-size-complex="24pt"/>
    </style:style>
    <style:style style:name="T6" style:family="text">
      <style:text-properties style:text-position="sub 70%" fo:font-size="14pt" style:font-size-asian="14pt" style:font-size-complex="14pt"/>
    </style:style>
    <style:style style:name="T7" style:family="text">
      <style:text-properties style:text-position="0% 100%" fo:font-size="14pt" style:font-size-asian="14pt" style:font-size-complex="14pt"/>
    </style:style>
    <style:style style:name="T8" style:family="text">
      <style:text-properties style:text-position="super 58%" fo:font-family="OpenSymbol" style:font-style-name="Regular" style:font-charset="x-symbol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9" style:family="text">
      <style:text-properties fo:font-family="Arie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10" style:family="text">
      <style:text-properties style:text-position="super 58%" fo:font-family="Arie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11" style:family="text">
      <style:text-properties fo:font-family="Arie" fo:font-size="14pt" style:font-family-asian="StarBats" style:font-style-name-asian="Regular" style:font-charset-asian="x-symbol" style:font-size-asian="14pt" style:font-family-complex="StarBats" style:font-style-name-complex="Regular" style:font-charset-complex="x-symbol" style:font-size-complex="14pt"/>
    </style:style>
    <style:style style:name="T12" style:family="text">
      <style:text-properties style:text-position="super 58%" fo:font-family="Ariel" fo:font-size="14pt" style:font-family-asian="StarBats" style:font-style-name-asian="Regular" style:font-charset-asian="x-symbol" style:font-size-asian="14pt" style:font-family-complex="StarBats" style:font-style-name-complex="Regular" style:font-charset-complex="x-symbol" style:font-size-complex="14pt"/>
    </style:style>
    <style:style style:name="T13" style:family="text">
      <style:text-properties style:text-position="super 58%" fo:font-family="Ariel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14" style:family="text">
      <style:text-properties style:text-position="super 58%" fo:font-family="StarSymbol" style:font-style-name="Regular" style:font-charset="x-symbol" fo:font-size="14pt" style:font-family-asian="StarBats" style:font-style-name-asian="Regular" style:font-charset-asian="x-symbol" style:font-size-asian="14pt" style:font-family-complex="StarBats" style:font-style-name-complex="Regular" style:font-charset-complex="x-symbol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53cm" svg:height="5.312cm" svg:x="5.843cm" svg:y="9.3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429cm" svg:x="1.596cm" svg:y="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7.195cm" svg:y="6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4.095cm" svg:y="5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794cm" svg:y="6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8.493cm" svg:y="6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371cm" svg:y1="7.328cm" svg:x2="7.149cm" svg:y2="7.328cm">
          <text:p/>
        </draw:line>
        <draw:line draw:style-name="gr4" draw:text-style-name="P1" draw:layer="layout" svg:x1="11.059cm" svg:y1="7.328cm" svg:x2="12.837cm" svg:y2="7.328cm">
          <text:p/>
        </draw:line>
        <draw:line draw:style-name="gr4" draw:text-style-name="P1" draw:layer="layout" svg:x1="16.62cm" svg:y1="7.328cm" svg:x2="18.525cm" svg:y2="7.328cm">
          <text:p/>
        </draw:line>
        <draw:line draw:style-name="gr4" draw:text-style-name="P1" draw:layer="layout" svg:x1="22.362cm" svg:y1="7.328cm" svg:x2="24.14cm" svg:y2="7.328cm">
          <text:p/>
        </draw:line>
        <draw:line draw:style-name="gr4" draw:text-style-name="P1" draw:layer="layout" svg:x1="9cm" svg:y1="8.471cm" svg:x2="9cm" svg:y2="10.63cm">
          <text:p/>
        </draw:line>
        <draw:custom-shape draw:style-name="gr5" draw:text-style-name="P1" draw:layer="layout" svg:width="3.81cm" svg:height="2.159cm" svg:x="7.094cm" svg:y="10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793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8.492cm" svg:y="10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615cm" svg:y1="8.471cm" svg:x2="14.615cm" svg:y2="10.376cm">
          <text:p/>
        </draw:line>
        <draw:line draw:style-name="gr4" draw:text-style-name="P1" draw:layer="layout" svg:x1="20.33cm" svg:y1="8.471cm" svg:x2="20.33cm" svg:y2="10.376cm">
          <text:p/>
        </draw:line>
        <draw:frame draw:style-name="gr6" draw:text-style-name="P2" draw:layer="layout" svg:width="2.794cm" svg:height="1.801cm" svg:x="2.069cm" svg:y="6.458cm">
          <draw:text-box>
            <text:p text:style-name="P2"><text:span text:style-name="T1">Prompt</text:span></text:p>
            <text:p text:style-name="P2"><text:span text:style-name="T2">μ</text:span></text:p>
          </draw:text-box>
        </draw:frame>
        <draw:frame draw:style-name="gr7" draw:text-style-name="P2" draw:layer="layout" svg:width="3.363cm" svg:height="1.361cm" svg:x="7.469cm" svg:y="6.721cm">
          <draw:text-box>
            <text:p text:style-name="P2"><text:span text:style-name="T1">Acceptance</text:span></text:p>
            <text:p text:style-name="P2"><text:span text:style-name="T1">criteria?</text:span></text:p>
          </draw:text-box>
        </draw:frame>
        <draw:frame draw:style-name="gr7" draw:text-style-name="P2" draw:layer="layout" svg:width="3.363cm" svg:height="1.856cm" svg:x="7.37cm" svg:y="10.822cm">
          <draw:text-box>
            <text:p text:style-name="P2"><text:span text:style-name="T1">Out of acceptance </text:span><text:span text:style-name="T3">μ</text:span></text:p>
          </draw:text-box>
        </draw:frame>
        <draw:frame draw:style-name="gr7" draw:text-style-name="P2" draw:layer="layout" svg:width="3.803cm" svg:height="1.856cm" svg:x="12.771cm" svg:y="10.823cm">
          <draw:text-box>
            <text:p text:style-name="P2"><text:span text:style-name="T1">Not reconstructed </text:span><text:span text:style-name="T3">μ</text:span></text:p>
          </draw:text-box>
        </draw:frame>
        <draw:frame draw:style-name="gr7" draw:text-style-name="P2" draw:layer="layout" svg:width="2.982cm" svg:height="1.856cm" svg:x="18.872cm" svg:y="10.824cm">
          <draw:text-box>
            <text:p text:style-name="P2"><text:span text:style-name="T1">Not isolated </text:span></text:p>
            <text:p text:style-name="P2"><text:span text:style-name="T3">μ</text:span></text:p>
          </draw:text-box>
        </draw:frame>
        <draw:frame draw:style-name="gr7" draw:text-style-name="P2" draw:layer="layout" svg:width="3.931cm" svg:height="1.361cm" svg:x="12.67cm" svg:y="6.722cm">
          <draw:text-box>
            <text:p text:style-name="P2"><text:span text:style-name="T1">Reconstruc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361cm" svg:x="18.471cm" svg:y="6.723cm">
          <draw:text-box>
            <text:p text:style-name="P2"><text:span text:style-name="T1">Isola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856cm" svg:x="24.072cm" svg:y="6.324cm">
          <draw:text-box>
            <text:p text:style-name="P2"><text:span text:style-name="T1">RA2/b</text:span></text:p>
            <text:p text:style-name="P2"><text:span text:style-name="T3">μ</text:span></text:p>
            <text:p text:style-name="P2"><text:span text:style-name="T1">veto</text:span></text:p>
          </draw:text-box>
        </draw:frame>
        <draw:frame draw:style-name="gr7" draw:text-style-name="P2" draw:layer="layout" svg:width="3.363cm" svg:height="1.361cm" svg:x="10.07cm" svg:y="6.522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5.671cm" svg:y="6.523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21.372cm" svg:y="6.524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9.373cm" svg:y="9.225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3.574cm" svg:y="9.226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7.975cm" svg:y="9.227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6" draw:text-style-name="P3" draw:layer="layout" svg:width="14.478cm" svg:height="1.801cm" svg:x="7.342cm" svg:y="13.136cm">
          <draw:text-box>
            <text:p text:style-name="P3"><text:span text:style-name="T4">Lost-lepton background (</text:span><text:span text:style-name="T5">μ</text:span><text:span text:style-name="T4"> only)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7.653cm" svg:height="4.953cm" svg:x="5.345cm" svg:y="6.3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429cm" svg:x="1.097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6.696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3.596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872cm" svg:y1="4.429cm" svg:x2="6.65cm" svg:y2="4.429cm">
          <text:p/>
        </draw:line>
        <draw:line draw:style-name="gr4" draw:text-style-name="P1" draw:layer="layout" svg:x1="10.56cm" svg:y1="4.429cm" svg:x2="12.338cm" svg:y2="4.429cm">
          <text:p/>
        </draw:line>
        <draw:line draw:style-name="gr4" draw:text-style-name="P1" draw:layer="layout" svg:x1="16.121cm" svg:y1="4.429cm" svg:x2="18.026cm" svg:y2="4.429cm">
          <text:p/>
        </draw:line>
        <draw:line draw:style-name="gr4" draw:text-style-name="P1" draw:layer="layout" svg:x1="21.863cm" svg:y1="4.429cm" svg:x2="23.641cm" svg:y2="4.429cm">
          <text:p/>
        </draw:line>
        <draw:line draw:style-name="gr4" draw:text-style-name="P1" draw:layer="layout" svg:x1="8.501cm" svg:y1="5.572cm" svg:x2="8.501cm" svg:y2="7.731cm">
          <text:p/>
        </draw:line>
        <draw:custom-shape draw:style-name="gr5" draw:text-style-name="P1" draw:layer="layout" svg:width="3.81cm" svg:height="2.159cm" svg:x="6.595cm" svg:y="7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294cm" svg:y="7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7.993cm" svg:y="7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116cm" svg:y1="5.572cm" svg:x2="14.116cm" svg:y2="7.477cm">
          <text:p/>
        </draw:line>
        <draw:line draw:style-name="gr4" draw:text-style-name="P1" draw:layer="layout" svg:x1="19.831cm" svg:y1="5.572cm" svg:x2="19.831cm" svg:y2="7.477cm">
          <text:p/>
        </draw:line>
        <draw:frame draw:style-name="gr6" draw:text-style-name="P2" draw:layer="layout" svg:width="2.794cm" svg:height="1.801cm" svg:x="1.57cm" svg:y="3.559cm">
          <draw:text-box>
            <text:p text:style-name="P2"><text:span text:style-name="T1">Prompt</text:span></text:p>
            <text:p text:style-name="P2"><text:span text:style-name="T2">μ</text:span></text:p>
          </draw:text-box>
        </draw:frame>
        <draw:frame draw:style-name="gr7" draw:text-style-name="P2" draw:layer="layout" svg:width="3.363cm" svg:height="1.361cm" svg:x="6.97cm" svg:y="3.822cm">
          <draw:text-box>
            <text:p text:style-name="P2"><text:span text:style-name="T1">Acceptance</text:span></text:p>
            <text:p text:style-name="P2"><text:span text:style-name="T1">criteria?</text:span></text:p>
          </draw:text-box>
        </draw:frame>
        <draw:frame draw:style-name="gr7" draw:text-style-name="P2" draw:layer="layout" svg:width="3.363cm" svg:height="1.856cm" svg:x="6.871cm" svg:y="7.923cm">
          <draw:text-box>
            <text:p text:style-name="P2"><text:span text:style-name="T1">Out of acceptance </text:span><text:span text:style-name="T3">μ</text:span></text:p>
          </draw:text-box>
        </draw:frame>
        <draw:frame draw:style-name="gr7" draw:text-style-name="P2" draw:layer="layout" svg:width="3.803cm" svg:height="1.856cm" svg:x="12.272cm" svg:y="7.924cm">
          <draw:text-box>
            <text:p text:style-name="P2"><text:span text:style-name="T1">Not reconstructed </text:span><text:span text:style-name="T3">μ</text:span></text:p>
          </draw:text-box>
        </draw:frame>
        <draw:frame draw:style-name="gr7" draw:text-style-name="P2" draw:layer="layout" svg:width="2.982cm" svg:height="1.856cm" svg:x="18.373cm" svg:y="7.925cm">
          <draw:text-box>
            <text:p text:style-name="P2"><text:span text:style-name="T1">Not isolated </text:span></text:p>
            <text:p text:style-name="P2"><text:span text:style-name="T3">μ</text:span></text:p>
          </draw:text-box>
        </draw:frame>
        <draw:frame draw:style-name="gr7" draw:text-style-name="P2" draw:layer="layout" svg:width="3.931cm" svg:height="1.361cm" svg:x="12.171cm" svg:y="3.823cm">
          <draw:text-box>
            <text:p text:style-name="P2"><text:span text:style-name="T1">Reconstruc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361cm" svg:x="17.972cm" svg:y="3.824cm">
          <draw:text-box>
            <text:p text:style-name="P2"><text:span text:style-name="T1">Isola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856cm" svg:x="23.573cm" svg:y="3.425cm">
          <draw:text-box>
            <text:p text:style-name="P2"><text:span text:style-name="T1">RA2/b</text:span></text:p>
            <text:p text:style-name="P2"><text:span text:style-name="T3">μ</text:span></text:p>
            <text:p text:style-name="P2"><text:span text:style-name="T1">veto</text:span></text:p>
          </draw:text-box>
        </draw:frame>
        <draw:frame draw:style-name="gr7" draw:text-style-name="P2" draw:layer="layout" svg:width="3.363cm" svg:height="1.361cm" svg:x="9.571cm" svg:y="3.623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5.172cm" svg:y="3.624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20.873cm" svg:y="3.625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8.874cm" svg:y="6.326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3.075cm" svg:y="6.327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7.476cm" svg:y="6.328cm">
          <draw:text-box>
            <text:p text:style-name="P2"><text:span text:style-name="T1">Fail</text:span></text:p>
            <text:p text:style-name="P2"><text:span text:style-name="T1"/></text:p>
          </draw:text-box>
        </draw:frame>
        <draw:custom-shape draw:style-name="gr2" draw:text-style-name="P1" draw:layer="layout" svg:width="3.81cm" svg:height="3.429cm" svg:x="23.596cm" svg:y="12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13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1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931cm" svg:height="1.856cm" svg:x="12.171cm" svg:y="13.222cm">
          <draw:text-box>
            <text:p text:style-name="P2"><text:span text:style-name="T1">All in acceptance</text:span></text:p>
            <text:p text:style-name="P2"><text:span text:style-name="T3">μ</text:span></text:p>
          </draw:text-box>
        </draw:frame>
        <draw:frame draw:style-name="gr7" draw:text-style-name="P2" draw:layer="layout" svg:width="3.931cm" svg:height="2.411cm" svg:x="17.972cm" svg:y="13.223cm">
          <draw:text-box>
            <text:p text:style-name="P2"><text:span text:style-name="T1">All reconstructed <text:s/></text:span><text:span text:style-name="T3">μ</text:span></text:p>
            <text:p text:style-name="P2"><text:span text:style-name="T1"/></text:p>
          </draw:text-box>
        </draw:frame>
        <draw:frame draw:style-name="gr8" draw:text-style-name="P2" draw:layer="layout" svg:width="3.931cm" svg:height="1.361cm" svg:x="23.573cm" svg:y="13.424cm">
          <draw:text-box>
            <text:p text:style-name="P2"><text:span text:style-name="T1">Single </text:span><text:span text:style-name="T3">μ</text:span><text:span text:style-name="T1"> CS</text:span></text:p>
            <text:p text:style-name="P2"><text:span text:style-name="T1">(&gt;99% purity)</text:span></text:p>
          </draw:text-box>
        </draw:frame>
        <draw:frame draw:style-name="gr7" draw:text-style-name="P2" draw:layer="layout" svg:width="3.363cm" svg:height="1.477cm" svg:x="15.572cm" svg:y="14.123cm">
          <draw:text-box>
            <text:p text:style-name="P2"><text:span text:style-name="T1">1/</text:span><text:span text:style-name="T2">ϵ</text:span><text:span text:style-name="T6">Reco</text:span></text:p>
            <text:p text:style-name="P2"><text:span text:style-name="T1"/></text:p>
          </draw:text-box>
        </draw:frame>
        <draw:line draw:style-name="gr4" draw:text-style-name="P1" draw:layer="layout" svg:x1="14.135cm" svg:y1="13.065cm" svg:x2="14.116cm" svg:y2="10.017cm">
          <text:p/>
        </draw:line>
        <draw:line draw:style-name="gr4" draw:text-style-name="P1" draw:layer="layout" svg:x1="19.85cm" svg:y1="13.065cm" svg:x2="19.831cm" svg:y2="10.017cm">
          <text:p/>
        </draw:line>
        <draw:line draw:style-name="gr4" draw:text-style-name="P1" draw:layer="layout" svg:x1="8.493cm" svg:y1="12.446cm" svg:x2="8.493cm" svg:y2="10.033cm">
          <text:p/>
        </draw:line>
        <draw:line draw:style-name="gr4" draw:text-style-name="P1" draw:layer="layout" svg:x1="23.641cm" svg:y1="14.095cm" svg:x2="21.863cm" svg:y2="14.095cm">
          <text:p/>
        </draw:line>
        <draw:line draw:style-name="gr4" draw:text-style-name="P1" draw:layer="layout" svg:x1="17.941cm" svg:y1="14.107cm" svg:x2="16.163cm" svg:y2="14.107cm">
          <text:p/>
        </draw:line>
        <draw:line draw:style-name="gr4" draw:text-style-name="P1" draw:layer="layout" svg:x1="12.341cm" svg:y1="14.119cm" svg:x2="10.563cm" svg:y2="14.119cm">
          <text:p/>
        </draw:line>
        <draw:frame draw:style-name="gr7" draw:text-style-name="P2" draw:layer="layout" svg:width="3.363cm" svg:height="1.477cm" svg:x="21.173cm" svg:y="14.124cm">
          <draw:text-box>
            <text:p text:style-name="P2"><text:span text:style-name="T1">1/</text:span><text:span text:style-name="T2">ϵ</text:span><text:span text:style-name="T6">Iso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9.873cm" svg:y="14.124cm">
          <draw:text-box>
            <text:p text:style-name="P2"><text:span text:style-name="T1">1/</text:span><text:span text:style-name="T2">ϵ</text:span><text:span text:style-name="T6">Acc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13.573cm" svg:y="10.524cm">
          <draw:text-box>
            <text:p text:style-name="P2"><text:span text:style-name="T1">(1-</text:span><text:span text:style-name="T2">ϵ</text:span><text:span text:style-name="T6">Reco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19.174cm" svg:y="10.525cm">
          <draw:text-box>
            <text:p text:style-name="P2"><text:span text:style-name="T1">(1-</text:span><text:span text:style-name="T2">ϵ</text:span><text:span text:style-name="T6">Iso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7.874cm" svg:y="10.525cm">
          <draw:text-box>
            <text:p text:style-name="P2"><text:span text:style-name="T1">(1-</text:span><text:span text:style-name="T2">ϵ</text:span><text:span text:style-name="T6">Acc</text:span><text:span text:style-name="T7">)</text:span></text:p>
            <text:p text:style-name="P2"><text:span text:style-name="T1"/></text:p>
          </draw:text-box>
        </draw:frame>
        <draw:custom-shape draw:style-name="gr2" draw:text-style-name="P1" draw:layer="layout" svg:width="3.81cm" svg:height="2.159cm" svg:x="23.592cm" svg:y="6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23.591cm" svg:y="9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3.514cm" svg:height="1.04cm" svg:x="23.775cm" svg:y="7.326cm">
          <draw:text-box>
            <text:p text:style-name="P2"><text:span text:style-name="T1">m</text:span><text:span text:style-name="T6">T</text:span><text:span text:style-name="T7">&lt;100GeV?</text:span></text:p>
          </draw:text-box>
        </draw:frame>
        <draw:line draw:style-name="gr4" draw:text-style-name="P1" draw:layer="layout" svg:x1="25.465cm" svg:y1="6.08cm" svg:x2="25.465cm" svg:y2="6.715cm">
          <text:p/>
        </draw:line>
        <draw:frame draw:style-name="gr7" draw:text-style-name="P4" draw:layer="layout" svg:width="2.794cm" svg:height="1.361cm" svg:x="26.273cm" svg:y="5.657cm">
          <draw:text-box>
            <text:p text:style-name="P4"><text:span text:style-name="T1">Invert </text:span><text:span text:style-name="T3">μ</text:span><text:span text:style-name="T1"> <text:s/>veto </text:span></text:p>
          </draw:text-box>
        </draw:frame>
        <draw:line draw:style-name="gr4" draw:text-style-name="P1" draw:layer="layout" svg:x1="25.465cm" svg:y1="8.901cm" svg:x2="25.465cm" svg:y2="9.536cm">
          <text:p/>
        </draw:line>
        <draw:line draw:style-name="gr4" draw:text-style-name="P1" draw:layer="layout" svg:x1="25.477cm" svg:y1="11.776cm" svg:x2="25.477cm" svg:y2="12.411cm">
          <text:p/>
        </draw:line>
        <draw:frame draw:style-name="gr7" draw:text-style-name="P2" draw:layer="layout" svg:width="3.363cm" svg:height="1.361cm" svg:x="24.674cm" svg:y="8.826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8" draw:text-style-name="P2" draw:layer="layout" svg:width="3.931cm" svg:height="1.361cm" svg:x="23.574cm" svg:y="10.024cm">
          <draw:text-box>
            <text:p text:style-name="P2"><text:span text:style-name="T1">Di-lep contribution</text:span></text:p>
          </draw:text-box>
        </draw:frame>
        <draw:frame draw:style-name="gr7" draw:text-style-name="P2" draw:layer="layout" svg:width="3.363cm" svg:height="1.477cm" svg:x="25.175cm" svg:y="11.626cm">
          <draw:text-box>
            <text:p text:style-name="P2"><text:span text:style-name="T1">(1-f</text:span><text:span text:style-name="T6">Di-lep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63cm" svg:height="1.34cm" svg:x="9.974cm" svg:y="14.125cm">
          <draw:text-box>
            <text:p text:style-name="P2"><text:span text:style-name="T8">μ</text:span></text:p>
            <text:p text:style-name="P2"><text:span text:style-name="T1"/></text:p>
          </draw:text-box>
        </draw:frame>
        <draw:frame draw:style-name="gr7" draw:text-style-name="P2" draw:layer="layout" svg:width="3.363cm" svg:height="1.34cm" svg:x="15.575cm" svg:y="14.125cm">
          <draw:text-box>
            <text:p text:style-name="P2"><text:span text:style-name="T8">μ</text:span></text:p>
            <text:p text:style-name="P2"><text:span text:style-name="T1"/></text:p>
          </draw:text-box>
        </draw:frame>
        <draw:frame draw:style-name="gr7" draw:text-style-name="P2" draw:layer="layout" svg:width="3.363cm" svg:height="1.34cm" svg:x="21.376cm" svg:y="14.125cm">
          <draw:text-box>
            <text:p text:style-name="P2"><text:span text:style-name="T8">μ</text:span></text:p>
            <text:p text:style-name="P2"><text:span text:style-name="T1"/></text:p>
          </draw:text-box>
        </draw:frame>
        <draw:frame draw:style-name="gr7" draw:text-style-name="P2" draw:layer="layout" svg:width="3.363cm" svg:height="1.34cm" svg:x="19.377cm" svg:y="10.525cm">
          <draw:text-box>
            <text:p text:style-name="P2"><text:span text:style-name="T8">μ</text:span></text:p>
            <text:p text:style-name="P2"><text:span text:style-name="T1"/></text:p>
          </draw:text-box>
        </draw:frame>
        <draw:frame draw:style-name="gr7" draw:text-style-name="P2" draw:layer="layout" svg:width="3.363cm" svg:height="1.34cm" svg:x="13.578cm" svg:y="10.525cm">
          <draw:text-box>
            <text:p text:style-name="P2"><text:span text:style-name="T8">μ</text:span></text:p>
            <text:p text:style-name="P2"><text:span text:style-name="T1"/></text:p>
          </draw:text-box>
        </draw:frame>
        <draw:frame draw:style-name="gr7" draw:text-style-name="P2" draw:layer="layout" svg:width="3.363cm" svg:height="1.34cm" svg:x="8.079cm" svg:y="10.525cm">
          <draw:text-box>
            <text:p text:style-name="P2"><text:span text:style-name="T8">μ</text:span></text:p>
            <text:p text:style-name="P2"><text:span text:style-name="T1"/></text:p>
          </draw:text-box>
        </draw:frame>
        <draw:custom-shape draw:style-name="gr2" draw:text-style-name="P1" draw:layer="layout" svg:width="3.81cm" svg:height="3.429cm" svg:x="6.596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3.81cm" svg:height="1.386cm" svg:x="6.561cm" svg:y="13.458cm">
          <draw:text-box>
            <text:p text:style-name="P2"><text:span text:style-name="T1">Prompt</text:span></text:p>
            <text:p text:style-name="P2"><text:span text:style-name="T2">μ = </text:span><text:span text:style-name="T9">e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7.653cm" svg:height="8.89cm" svg:x="5.843cm" svg:y="5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429cm" svg:x="1.596cm" svg:y="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7.195cm" svg:y="3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4.095cm" svg:y="2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794cm" svg:y="3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8.493cm" svg:y="3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371cm" svg:y1="4.228cm" svg:x2="7.149cm" svg:y2="4.228cm">
          <text:p/>
        </draw:line>
        <draw:line draw:style-name="gr4" draw:text-style-name="P1" draw:layer="layout" svg:x1="11.059cm" svg:y1="4.228cm" svg:x2="12.837cm" svg:y2="4.228cm">
          <text:p/>
        </draw:line>
        <draw:line draw:style-name="gr4" draw:text-style-name="P1" draw:layer="layout" svg:x1="16.62cm" svg:y1="4.228cm" svg:x2="18.525cm" svg:y2="4.228cm">
          <text:p/>
        </draw:line>
        <draw:line draw:style-name="gr4" draw:text-style-name="P1" draw:layer="layout" svg:x1="22.362cm" svg:y1="4.228cm" svg:x2="24.14cm" svg:y2="4.228cm">
          <text:p/>
        </draw:line>
        <draw:line draw:style-name="gr4" draw:text-style-name="P1" draw:layer="layout" svg:x1="8.993cm" svg:y1="5.445cm" svg:x2="9cm" svg:y2="7.13cm">
          <text:p/>
        </draw:line>
        <draw:custom-shape draw:style-name="gr5" draw:text-style-name="P1" draw:layer="layout" svg:width="3.81cm" svg:height="2.159cm" svg:x="7.094cm" svg:y="7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793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8.492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794cm" svg:height="1.801cm" svg:x="2.069cm" svg:y="3.358cm">
          <draw:text-box>
            <text:p text:style-name="P2"><text:span text:style-name="T1">Prompt</text:span></text:p>
            <text:p text:style-name="P2"><text:span text:style-name="T2">μ</text:span></text:p>
          </draw:text-box>
        </draw:frame>
        <draw:frame draw:style-name="gr7" draw:text-style-name="P2" draw:layer="layout" svg:width="3.363cm" svg:height="1.361cm" svg:x="7.469cm" svg:y="3.621cm">
          <draw:text-box>
            <text:p text:style-name="P2"><text:span text:style-name="T1">Acceptance</text:span></text:p>
            <text:p text:style-name="P2"><text:span text:style-name="T1">criteria?</text:span></text:p>
          </draw:text-box>
        </draw:frame>
        <draw:frame draw:style-name="gr7" draw:text-style-name="P2" draw:layer="layout" svg:width="3.363cm" svg:height="1.856cm" svg:x="7.37cm" svg:y="7.322cm">
          <draw:text-box>
            <text:p text:style-name="P2"><text:span text:style-name="T1">Out of acceptance </text:span><text:span text:style-name="T3">μ</text:span></text:p>
          </draw:text-box>
        </draw:frame>
        <draw:frame draw:style-name="gr7" draw:text-style-name="P2" draw:layer="layout" svg:width="3.803cm" svg:height="1.856cm" svg:x="12.771cm" svg:y="7.323cm">
          <draw:text-box>
            <text:p text:style-name="P2"><text:span text:style-name="T1">Not reconstructed </text:span><text:span text:style-name="T3">μ</text:span></text:p>
          </draw:text-box>
        </draw:frame>
        <draw:frame draw:style-name="gr7" draw:text-style-name="P2" draw:layer="layout" svg:width="2.982cm" svg:height="1.856cm" svg:x="18.872cm" svg:y="7.324cm">
          <draw:text-box>
            <text:p text:style-name="P2"><text:span text:style-name="T1">Not isolated </text:span></text:p>
            <text:p text:style-name="P2"><text:span text:style-name="T3">μ</text:span></text:p>
          </draw:text-box>
        </draw:frame>
        <draw:frame draw:style-name="gr7" draw:text-style-name="P2" draw:layer="layout" svg:width="3.931cm" svg:height="1.361cm" svg:x="12.67cm" svg:y="3.622cm">
          <draw:text-box>
            <text:p text:style-name="P2"><text:span text:style-name="T1">Reconstruc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361cm" svg:x="18.471cm" svg:y="3.623cm">
          <draw:text-box>
            <text:p text:style-name="P2"><text:span text:style-name="T1">Isola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856cm" svg:x="24.072cm" svg:y="3.224cm">
          <draw:text-box>
            <text:p text:style-name="P2"><text:span text:style-name="T1">RA2/b</text:span></text:p>
            <text:p text:style-name="P2"><text:span text:style-name="T3">μ</text:span></text:p>
            <text:p text:style-name="P2"><text:span text:style-name="T1">veto</text:span></text:p>
          </draw:text-box>
        </draw:frame>
        <draw:frame draw:style-name="gr7" draw:text-style-name="P2" draw:layer="layout" svg:width="3.363cm" svg:height="1.361cm" svg:x="10.07cm" svg:y="3.422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5.671cm" svg:y="3.423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21.372cm" svg:y="3.424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9.373cm" svg:y="5.725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3.574cm" svg:y="5.726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7.975cm" svg:y="5.727cm">
          <draw:text-box>
            <text:p text:style-name="P2"><text:span text:style-name="T1">Fail</text:span></text:p>
            <text:p text:style-name="P2"><text:span text:style-name="T1"/></text:p>
          </draw:text-box>
        </draw:frame>
        <draw:custom-shape draw:style-name="gr5" draw:text-style-name="P1" draw:layer="layout" svg:width="3.81cm" svg:height="2.159cm" svg:x="7.093cm" svg:y="11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792cm" svg:y="1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8.491cm" svg:y="11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363cm" svg:height="1.916cm" svg:x="7.369cm" svg:y="11.721cm">
          <draw:text-box>
            <text:p text:style-name="P2"><text:span text:style-name="T1">Out of acceptance</text:span></text:p>
            <text:p text:style-name="P2"><text:span text:style-name="T1">e</text:span></text:p>
          </draw:text-box>
        </draw:frame>
        <draw:frame draw:style-name="gr7" draw:text-style-name="P2" draw:layer="layout" svg:width="3.803cm" svg:height="1.916cm" svg:x="12.77cm" svg:y="11.722cm">
          <draw:text-box>
            <text:p text:style-name="P2"><text:span text:style-name="T1">Not reconstructed</text:span></text:p>
            <text:p text:style-name="P2"><text:span text:style-name="T1">e</text:span></text:p>
          </draw:text-box>
        </draw:frame>
        <draw:frame draw:style-name="gr7" draw:text-style-name="P2" draw:layer="layout" svg:width="2.982cm" svg:height="1.916cm" svg:x="18.871cm" svg:y="11.723cm">
          <draw:text-box>
            <text:p text:style-name="P2"><text:span text:style-name="T1">Not isolated</text:span></text:p>
            <text:p text:style-name="P2"><text:span text:style-name="T1">e</text:span></text:p>
          </draw:text-box>
        </draw:frame>
        <draw:custom-shape draw:style-name="gr2" draw:text-style-name="P1" draw:layer="layout" svg:width="3.81cm" svg:height="3.429cm" svg:x="1.596cm" svg:y="1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7.195cm" svg:y="14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4.095cm" svg:y="14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794cm" svg:y="14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8.493cm" svg:y="14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371cm" svg:y1="15.927cm" svg:x2="7.149cm" svg:y2="15.927cm">
          <text:p/>
        </draw:line>
        <draw:line draw:style-name="gr4" draw:text-style-name="P1" draw:layer="layout" svg:x1="11.059cm" svg:y1="15.927cm" svg:x2="12.837cm" svg:y2="15.927cm">
          <text:p/>
        </draw:line>
        <draw:line draw:style-name="gr4" draw:text-style-name="P1" draw:layer="layout" svg:x1="16.62cm" svg:y1="15.927cm" svg:x2="18.525cm" svg:y2="15.927cm">
          <text:p/>
        </draw:line>
        <draw:line draw:style-name="gr4" draw:text-style-name="P1" draw:layer="layout" svg:x1="22.362cm" svg:y1="15.927cm" svg:x2="24.14cm" svg:y2="15.927cm">
          <text:p/>
        </draw:line>
        <draw:frame draw:style-name="gr6" draw:text-style-name="P2" draw:layer="layout" svg:width="2.794cm" svg:height="1.801cm" svg:x="2.069cm" svg:y="15.057cm">
          <draw:text-box>
            <text:p text:style-name="P2"><text:span text:style-name="T1">Prompt</text:span></text:p>
            <text:p text:style-name="P2"><text:span text:style-name="T1">e</text:span></text:p>
          </draw:text-box>
        </draw:frame>
        <draw:frame draw:style-name="gr7" draw:text-style-name="P2" draw:layer="layout" svg:width="3.363cm" svg:height="1.361cm" svg:x="7.469cm" svg:y="15.32cm">
          <draw:text-box>
            <text:p text:style-name="P2"><text:span text:style-name="T1">Acceptance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361cm" svg:x="12.67cm" svg:y="15.321cm">
          <draw:text-box>
            <text:p text:style-name="P2"><text:span text:style-name="T1">Reconstruc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361cm" svg:x="18.471cm" svg:y="15.322cm">
          <draw:text-box>
            <text:p text:style-name="P2"><text:span text:style-name="T1">Isola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916cm" svg:x="24.072cm" svg:y="14.923cm">
          <draw:text-box>
            <text:p text:style-name="P2"><text:span text:style-name="T1">RA2/b</text:span></text:p>
            <text:p text:style-name="P2"><text:span text:style-name="T1">e</text:span></text:p>
            <text:p text:style-name="P2"><text:span text:style-name="T1">veto</text:span></text:p>
          </draw:text-box>
        </draw:frame>
        <draw:frame draw:style-name="gr7" draw:text-style-name="P2" draw:layer="layout" svg:width="3.363cm" svg:height="1.361cm" svg:x="10.07cm" svg:y="15.121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5.671cm" svg:y="15.122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21.372cm" svg:y="15.123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9.373cm" svg:y="13.924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3.774cm" svg:y="13.925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8.175cm" svg:y="13.926cm">
          <draw:text-box>
            <text:p text:style-name="P2"><text:span text:style-name="T1">Fail</text:span></text:p>
            <text:p text:style-name="P2"><text:span text:style-name="T1"/></text:p>
          </draw:text-box>
        </draw:frame>
        <draw:line draw:style-name="gr4" draw:text-style-name="P1" draw:layer="layout" svg:x1="9.119cm" svg:y1="14.89cm" svg:x2="9.119cm" svg:y2="13.747cm">
          <text:p/>
        </draw:line>
        <draw:line draw:style-name="gr4" draw:text-style-name="P1" draw:layer="layout" svg:x1="14.731cm" svg:y1="14.891cm" svg:x2="14.731cm" svg:y2="13.748cm">
          <text:p/>
        </draw:line>
        <draw:line draw:style-name="gr4" draw:text-style-name="P1" draw:layer="layout" svg:x1="20.343cm" svg:y1="14.892cm" svg:x2="20.343cm" svg:y2="13.749cm">
          <text:p/>
        </draw:line>
        <draw:frame draw:style-name="gr6" draw:text-style-name="P3" draw:layer="layout" svg:width="14.478cm" svg:height="1.801cm" svg:x="7.342cm" svg:y="9.636cm">
          <draw:text-box>
            <text:p text:style-name="P3"><text:span text:style-name="T4">Lost-lepton background</text:span></text:p>
          </draw:text-box>
        </draw:frame>
        <draw:line draw:style-name="gr4" draw:text-style-name="P1" draw:layer="layout" svg:x1="14.61cm" svg:y1="5.42cm" svg:x2="14.617cm" svg:y2="7.105cm">
          <text:p/>
        </draw:line>
        <draw:line draw:style-name="gr4" draw:text-style-name="P1" draw:layer="layout" svg:x1="20.327cm" svg:y1="5.395cm" svg:x2="20.334cm" svg:y2="7.08cm">
          <text:p/>
        </draw:line>
      </draw:page>
      <draw:page draw:name="page4" draw:style-name="dp1" draw:master-page-name="Default">
        <draw:custom-shape draw:style-name="gr1" draw:text-style-name="P1" draw:layer="layout" svg:width="17.653cm" svg:height="4.064cm" svg:x="5.344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653cm" svg:height="4.953cm" svg:x="5.345cm" svg:y="3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429cm" svg:x="1.097cm" svg:y="0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6.696cm" svg:y="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3.596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0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872cm" svg:y1="2.029cm" svg:x2="6.65cm" svg:y2="2.029cm">
          <text:p/>
        </draw:line>
        <draw:line draw:style-name="gr4" draw:text-style-name="P1" draw:layer="layout" svg:x1="10.56cm" svg:y1="2.029cm" svg:x2="12.338cm" svg:y2="2.029cm">
          <text:p/>
        </draw:line>
        <draw:line draw:style-name="gr4" draw:text-style-name="P1" draw:layer="layout" svg:x1="16.121cm" svg:y1="2.029cm" svg:x2="18.026cm" svg:y2="2.029cm">
          <text:p/>
        </draw:line>
        <draw:line draw:style-name="gr4" draw:text-style-name="P1" draw:layer="layout" svg:x1="21.863cm" svg:y1="2.029cm" svg:x2="23.641cm" svg:y2="2.029cm">
          <text:p/>
        </draw:line>
        <draw:line draw:style-name="gr4" draw:text-style-name="P1" draw:layer="layout" svg:x1="8.501cm" svg:y1="3.172cm" svg:x2="8.501cm" svg:y2="5.331cm">
          <text:p/>
        </draw:line>
        <draw:custom-shape draw:style-name="gr5" draw:text-style-name="P1" draw:layer="layout" svg:width="3.81cm" svg:height="2.159cm" svg:x="6.595cm" svg:y="5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294cm" svg:y="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7.993cm" svg:y="5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116cm" svg:y1="3.172cm" svg:x2="14.116cm" svg:y2="5.077cm">
          <text:p/>
        </draw:line>
        <draw:line draw:style-name="gr4" draw:text-style-name="P1" draw:layer="layout" svg:x1="19.831cm" svg:y1="3.172cm" svg:x2="19.831cm" svg:y2="5.077cm">
          <text:p/>
        </draw:line>
        <draw:frame draw:style-name="gr6" draw:text-style-name="P2" draw:layer="layout" svg:width="2.794cm" svg:height="1.801cm" svg:x="1.57cm" svg:y="1.159cm">
          <draw:text-box>
            <text:p text:style-name="P2"><text:span text:style-name="T1">Prompt</text:span></text:p>
            <text:p text:style-name="P2"><text:span text:style-name="T2">μ</text:span></text:p>
          </draw:text-box>
        </draw:frame>
        <draw:frame draw:style-name="gr7" draw:text-style-name="P2" draw:layer="layout" svg:width="3.363cm" svg:height="1.361cm" svg:x="6.97cm" svg:y="1.422cm">
          <draw:text-box>
            <text:p text:style-name="P2"><text:span text:style-name="T1">Acceptance</text:span></text:p>
            <text:p text:style-name="P2"><text:span text:style-name="T1">criteria?</text:span></text:p>
          </draw:text-box>
        </draw:frame>
        <draw:frame draw:style-name="gr7" draw:text-style-name="P2" draw:layer="layout" svg:width="3.363cm" svg:height="1.856cm" svg:x="6.871cm" svg:y="5.523cm">
          <draw:text-box>
            <text:p text:style-name="P2"><text:span text:style-name="T1">Out of acceptance </text:span><text:span text:style-name="T3">μ</text:span></text:p>
          </draw:text-box>
        </draw:frame>
        <draw:frame draw:style-name="gr7" draw:text-style-name="P2" draw:layer="layout" svg:width="3.803cm" svg:height="1.856cm" svg:x="12.272cm" svg:y="5.524cm">
          <draw:text-box>
            <text:p text:style-name="P2"><text:span text:style-name="T1">Not reconstructed </text:span><text:span text:style-name="T3">μ</text:span></text:p>
          </draw:text-box>
        </draw:frame>
        <draw:frame draw:style-name="gr7" draw:text-style-name="P2" draw:layer="layout" svg:width="2.982cm" svg:height="1.856cm" svg:x="18.373cm" svg:y="5.525cm">
          <draw:text-box>
            <text:p text:style-name="P2"><text:span text:style-name="T1">Not isolated </text:span></text:p>
            <text:p text:style-name="P2"><text:span text:style-name="T3">μ</text:span></text:p>
          </draw:text-box>
        </draw:frame>
        <draw:frame draw:style-name="gr7" draw:text-style-name="P2" draw:layer="layout" svg:width="3.931cm" svg:height="1.361cm" svg:x="12.171cm" svg:y="1.423cm">
          <draw:text-box>
            <text:p text:style-name="P2"><text:span text:style-name="T1">Reconstruc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361cm" svg:x="17.972cm" svg:y="1.424cm">
          <draw:text-box>
            <text:p text:style-name="P2"><text:span text:style-name="T1">Isola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856cm" svg:x="23.573cm" svg:y="1.025cm">
          <draw:text-box>
            <text:p text:style-name="P2"><text:span text:style-name="T1">RA2/b</text:span></text:p>
            <text:p text:style-name="P2"><text:span text:style-name="T3">μ</text:span></text:p>
            <text:p text:style-name="P2"><text:span text:style-name="T1">veto</text:span></text:p>
          </draw:text-box>
        </draw:frame>
        <draw:frame draw:style-name="gr7" draw:text-style-name="P2" draw:layer="layout" svg:width="3.363cm" svg:height="1.361cm" svg:x="9.571cm" svg:y="1.223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5.172cm" svg:y="1.224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20.873cm" svg:y="1.225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8.874cm" svg:y="3.926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3.075cm" svg:y="3.927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7.476cm" svg:y="3.928cm">
          <draw:text-box>
            <text:p text:style-name="P2"><text:span text:style-name="T1">Fail</text:span></text:p>
            <text:p text:style-name="P2"><text:span text:style-name="T1"/></text:p>
          </draw:text-box>
        </draw:frame>
        <draw:custom-shape draw:style-name="gr2" draw:text-style-name="P1" draw:layer="layout" svg:width="3.81cm" svg:height="3.429cm" svg:x="23.596cm" svg:y="9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10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931cm" svg:height="1.856cm" svg:x="12.171cm" svg:y="10.822cm">
          <draw:text-box>
            <text:p text:style-name="P2"><text:span text:style-name="T1">All in acceptance</text:span></text:p>
            <text:p text:style-name="P2"><text:span text:style-name="T3">μ</text:span></text:p>
          </draw:text-box>
        </draw:frame>
        <draw:frame draw:style-name="gr7" draw:text-style-name="P2" draw:layer="layout" svg:width="3.931cm" svg:height="2.411cm" svg:x="17.972cm" svg:y="10.823cm">
          <draw:text-box>
            <text:p text:style-name="P2"><text:span text:style-name="T1">All reconstructed <text:s/></text:span><text:span text:style-name="T3">μ</text:span></text:p>
            <text:p text:style-name="P2"><text:span text:style-name="T1"/></text:p>
          </draw:text-box>
        </draw:frame>
        <draw:frame draw:style-name="gr8" draw:text-style-name="P2" draw:layer="layout" svg:width="3.931cm" svg:height="1.361cm" svg:x="23.573cm" svg:y="11.024cm">
          <draw:text-box>
            <text:p text:style-name="P2"><text:span text:style-name="T1">Single </text:span><text:span text:style-name="T3">μ</text:span><text:span text:style-name="T1"> CS</text:span></text:p>
            <text:p text:style-name="P2"><text:span text:style-name="T1">(&gt;99% purity)</text:span></text:p>
          </draw:text-box>
        </draw:frame>
        <draw:frame draw:style-name="gr7" draw:text-style-name="P2" draw:layer="layout" svg:width="3.363cm" svg:height="1.477cm" svg:x="15.572cm" svg:y="11.723cm">
          <draw:text-box>
            <text:p text:style-name="P2"><text:span text:style-name="T1">1/</text:span><text:span text:style-name="T2">ϵ</text:span><text:span text:style-name="T6">Reco</text:span></text:p>
            <text:p text:style-name="P2"><text:span text:style-name="T1"/></text:p>
          </draw:text-box>
        </draw:frame>
        <draw:line draw:style-name="gr4" draw:text-style-name="P1" draw:layer="layout" svg:x1="14.135cm" svg:y1="10.665cm" svg:x2="14.116cm" svg:y2="7.617cm">
          <text:p/>
        </draw:line>
        <draw:line draw:style-name="gr4" draw:text-style-name="P1" draw:layer="layout" svg:x1="19.85cm" svg:y1="10.665cm" svg:x2="19.831cm" svg:y2="7.617cm">
          <text:p/>
        </draw:line>
        <draw:line draw:style-name="gr4" draw:text-style-name="P1" draw:layer="layout" svg:x1="8.493cm" svg:y1="10.046cm" svg:x2="8.493cm" svg:y2="7.633cm">
          <text:p/>
        </draw:line>
        <draw:line draw:style-name="gr4" draw:text-style-name="P1" draw:layer="layout" svg:x1="23.641cm" svg:y1="11.695cm" svg:x2="21.863cm" svg:y2="11.695cm">
          <text:p/>
        </draw:line>
        <draw:line draw:style-name="gr4" draw:text-style-name="P1" draw:layer="layout" svg:x1="17.941cm" svg:y1="11.707cm" svg:x2="16.163cm" svg:y2="11.707cm">
          <text:p/>
        </draw:line>
        <draw:line draw:style-name="gr4" draw:text-style-name="P1" draw:layer="layout" svg:x1="12.341cm" svg:y1="11.719cm" svg:x2="10.563cm" svg:y2="11.719cm">
          <text:p/>
        </draw:line>
        <draw:frame draw:style-name="gr7" draw:text-style-name="P2" draw:layer="layout" svg:width="3.363cm" svg:height="1.477cm" svg:x="21.173cm" svg:y="11.724cm">
          <draw:text-box>
            <text:p text:style-name="P2"><text:span text:style-name="T1">1/</text:span><text:span text:style-name="T2">ϵ</text:span><text:span text:style-name="T6">Iso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9.873cm" svg:y="11.724cm">
          <draw:text-box>
            <text:p text:style-name="P2"><text:span text:style-name="T1">1/</text:span><text:span text:style-name="T2">ϵ</text:span><text:span text:style-name="T6">Acc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13.573cm" svg:y="8.124cm">
          <draw:text-box>
            <text:p text:style-name="P2"><text:span text:style-name="T1">(1-</text:span><text:span text:style-name="T2">ϵ</text:span><text:span text:style-name="T6">Reco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19.174cm" svg:y="8.125cm">
          <draw:text-box>
            <text:p text:style-name="P2"><text:span text:style-name="T1">(1-</text:span><text:span text:style-name="T2">ϵ</text:span><text:span text:style-name="T6">Iso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7.874cm" svg:y="8.125cm">
          <draw:text-box>
            <text:p text:style-name="P2"><text:span text:style-name="T1">(1-</text:span><text:span text:style-name="T2">ϵ</text:span><text:span text:style-name="T6">Acc</text:span><text:span text:style-name="T7">)</text:span></text:p>
            <text:p text:style-name="P2"><text:span text:style-name="T1"/></text:p>
          </draw:text-box>
        </draw:frame>
        <draw:custom-shape draw:style-name="gr2" draw:text-style-name="P1" draw:layer="layout" svg:width="3.81cm" svg:height="2.159cm" svg:x="23.592cm" svg:y="4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23.591cm" svg:y="7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3.514cm" svg:height="1.04cm" svg:x="23.775cm" svg:y="4.926cm">
          <draw:text-box>
            <text:p text:style-name="P2"><text:span text:style-name="T1">m</text:span><text:span text:style-name="T6">T</text:span><text:span text:style-name="T7">&lt;100GeV?</text:span></text:p>
          </draw:text-box>
        </draw:frame>
        <draw:line draw:style-name="gr4" draw:text-style-name="P1" draw:layer="layout" svg:x1="25.465cm" svg:y1="3.68cm" svg:x2="25.465cm" svg:y2="4.315cm">
          <text:p/>
        </draw:line>
        <draw:frame draw:style-name="gr7" draw:text-style-name="P4" draw:layer="layout" svg:width="2.794cm" svg:height="1.361cm" svg:x="26.273cm" svg:y="3.257cm">
          <draw:text-box>
            <text:p text:style-name="P4"><text:span text:style-name="T1">Invert </text:span><text:span text:style-name="T3">μ</text:span><text:span text:style-name="T1"> <text:s/>veto </text:span></text:p>
          </draw:text-box>
        </draw:frame>
        <draw:line draw:style-name="gr4" draw:text-style-name="P1" draw:layer="layout" svg:x1="25.465cm" svg:y1="6.501cm" svg:x2="25.465cm" svg:y2="7.136cm">
          <text:p/>
        </draw:line>
        <draw:line draw:style-name="gr4" draw:text-style-name="P1" draw:layer="layout" svg:x1="25.477cm" svg:y1="9.376cm" svg:x2="25.477cm" svg:y2="10.011cm">
          <text:p/>
        </draw:line>
        <draw:frame draw:style-name="gr7" draw:text-style-name="P2" draw:layer="layout" svg:width="3.363cm" svg:height="1.361cm" svg:x="24.674cm" svg:y="6.426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8" draw:text-style-name="P2" draw:layer="layout" svg:width="3.931cm" svg:height="1.361cm" svg:x="23.574cm" svg:y="7.624cm">
          <draw:text-box>
            <text:p text:style-name="P2"><text:span text:style-name="T1">Di-lep contribution</text:span></text:p>
          </draw:text-box>
        </draw:frame>
        <draw:frame draw:style-name="gr7" draw:text-style-name="P2" draw:layer="layout" svg:width="3.363cm" svg:height="1.477cm" svg:x="25.175cm" svg:y="9.226cm">
          <draw:text-box>
            <text:p text:style-name="P2"><text:span text:style-name="T1">(1-f</text:span><text:span text:style-name="T6">Di-lep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63cm" svg:height="1.34cm" svg:x="9.974cm" svg:y="11.725cm">
          <draw:text-box>
            <text:p text:style-name="P2"><text:span text:style-name="T8">μ</text:span></text:p>
            <text:p text:style-name="P2"><text:span text:style-name="T1"/></text:p>
          </draw:text-box>
        </draw:frame>
        <draw:frame draw:style-name="gr7" draw:text-style-name="P2" draw:layer="layout" svg:width="3.363cm" svg:height="1.34cm" svg:x="15.575cm" svg:y="11.725cm">
          <draw:text-box>
            <text:p text:style-name="P2"><text:span text:style-name="T8">μ</text:span></text:p>
            <text:p text:style-name="P2"><text:span text:style-name="T1"/></text:p>
          </draw:text-box>
        </draw:frame>
        <draw:frame draw:style-name="gr7" draw:text-style-name="P2" draw:layer="layout" svg:width="3.363cm" svg:height="1.34cm" svg:x="21.376cm" svg:y="11.725cm">
          <draw:text-box>
            <text:p text:style-name="P2"><text:span text:style-name="T8">μ</text:span></text:p>
            <text:p text:style-name="P2"><text:span text:style-name="T1"/></text:p>
          </draw:text-box>
        </draw:frame>
        <draw:frame draw:style-name="gr7" draw:text-style-name="P2" draw:layer="layout" svg:width="3.363cm" svg:height="1.34cm" svg:x="19.377cm" svg:y="8.125cm">
          <draw:text-box>
            <text:p text:style-name="P2"><text:span text:style-name="T8">μ</text:span></text:p>
            <text:p text:style-name="P2"><text:span text:style-name="T1"/></text:p>
          </draw:text-box>
        </draw:frame>
        <draw:frame draw:style-name="gr7" draw:text-style-name="P2" draw:layer="layout" svg:width="3.363cm" svg:height="1.34cm" svg:x="13.578cm" svg:y="8.125cm">
          <draw:text-box>
            <text:p text:style-name="P2"><text:span text:style-name="T8">μ</text:span></text:p>
            <text:p text:style-name="P2"><text:span text:style-name="T1"/></text:p>
          </draw:text-box>
        </draw:frame>
        <draw:frame draw:style-name="gr7" draw:text-style-name="P2" draw:layer="layout" svg:width="3.363cm" svg:height="1.34cm" svg:x="8.079cm" svg:y="8.125cm">
          <draw:text-box>
            <text:p text:style-name="P2"><text:span text:style-name="T8">μ</text:span></text:p>
            <text:p text:style-name="P2"><text:span text:style-name="T1"/></text:p>
          </draw:text-box>
        </draw:frame>
        <draw:custom-shape draw:style-name="gr2" draw:text-style-name="P1" draw:layer="layout" svg:width="3.81cm" svg:height="3.429cm" svg:x="6.596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3.81cm" svg:height="1.386cm" svg:x="6.561cm" svg:y="11.058cm">
          <draw:text-box>
            <text:p text:style-name="P2"><text:span text:style-name="T1">Prompt</text:span></text:p>
            <text:p text:style-name="P2"><text:span text:style-name="T2">μ = </text:span><text:span text:style-name="T9">e</text:span></text:p>
          </draw:text-box>
        </draw:frame>
        <draw:custom-shape draw:style-name="gr5" draw:text-style-name="P1" draw:layer="layout" svg:width="3.81cm" svg:height="2.159cm" svg:x="6.594cm" svg:y="14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293cm" svg:y="14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7.992cm" svg:y="14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363cm" svg:height="1.916cm" svg:x="6.87cm" svg:y="14.722cm">
          <draw:text-box>
            <text:p text:style-name="P2"><text:span text:style-name="T1">Out of acceptance</text:span></text:p>
            <text:p text:style-name="P2"><text:span text:style-name="T1">e</text:span></text:p>
          </draw:text-box>
        </draw:frame>
        <draw:frame draw:style-name="gr7" draw:text-style-name="P2" draw:layer="layout" svg:width="3.803cm" svg:height="1.916cm" svg:x="12.271cm" svg:y="14.723cm">
          <draw:text-box>
            <text:p text:style-name="P2"><text:span text:style-name="T1">Not reconstructed</text:span></text:p>
            <text:p text:style-name="P2"><text:span text:style-name="T1">e</text:span></text:p>
          </draw:text-box>
        </draw:frame>
        <draw:frame draw:style-name="gr7" draw:text-style-name="P2" draw:layer="layout" svg:width="2.982cm" svg:height="1.916cm" svg:x="18.372cm" svg:y="14.724cm">
          <draw:text-box>
            <text:p text:style-name="P2"><text:span text:style-name="T1">Not isolated</text:span></text:p>
            <text:p text:style-name="P2"><text:span text:style-name="T1">e</text:span></text:p>
          </draw:text-box>
        </draw:frame>
        <draw:line draw:style-name="gr4" draw:text-style-name="P1" draw:layer="layout" svg:x1="8.493cm" svg:y1="13.562cm" svg:x2="8.493cm" svg:y2="14.589cm">
          <text:p/>
        </draw:line>
        <draw:line draw:style-name="gr4" draw:text-style-name="P1" draw:layer="layout" svg:x1="10.398cm" svg:y1="15.675cm" svg:x2="12.176cm" svg:y2="15.675cm">
          <text:p/>
        </draw:line>
        <draw:line draw:style-name="gr4" draw:text-style-name="P1" draw:layer="layout" svg:x1="16.172cm" svg:y1="15.687cm" svg:x2="17.95cm" svg:y2="15.687cm">
          <text:p/>
        </draw:line>
        <draw:custom-shape draw:style-name="gr2" draw:text-style-name="P1" draw:layer="layout" svg:width="3.81cm" svg:height="3.429cm" svg:x="1.097cm" svg:y="1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6.696cm" svg:y="1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3.596cm" svg:y="17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1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872cm" svg:y1="18.928cm" svg:x2="6.65cm" svg:y2="18.928cm">
          <text:p/>
        </draw:line>
        <draw:line draw:style-name="gr4" draw:text-style-name="P1" draw:layer="layout" svg:x1="10.56cm" svg:y1="18.928cm" svg:x2="12.338cm" svg:y2="18.928cm">
          <text:p/>
        </draw:line>
        <draw:line draw:style-name="gr4" draw:text-style-name="P1" draw:layer="layout" svg:x1="16.121cm" svg:y1="18.928cm" svg:x2="18.026cm" svg:y2="18.928cm">
          <text:p/>
        </draw:line>
        <draw:line draw:style-name="gr4" draw:text-style-name="P1" draw:layer="layout" svg:x1="21.863cm" svg:y1="18.928cm" svg:x2="23.641cm" svg:y2="18.928cm">
          <text:p/>
        </draw:line>
        <draw:frame draw:style-name="gr6" draw:text-style-name="P2" draw:layer="layout" svg:width="2.794cm" svg:height="1.801cm" svg:x="1.57cm" svg:y="18.058cm">
          <draw:text-box>
            <text:p text:style-name="P2"><text:span text:style-name="T1">Prompt</text:span></text:p>
            <text:p text:style-name="P2"><text:span text:style-name="T1">e</text:span></text:p>
          </draw:text-box>
        </draw:frame>
        <draw:frame draw:style-name="gr7" draw:text-style-name="P2" draw:layer="layout" svg:width="3.363cm" svg:height="1.361cm" svg:x="6.97cm" svg:y="18.321cm">
          <draw:text-box>
            <text:p text:style-name="P2"><text:span text:style-name="T1">Acceptance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361cm" svg:x="12.171cm" svg:y="18.322cm">
          <draw:text-box>
            <text:p text:style-name="P2"><text:span text:style-name="T1">Reconstruc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361cm" svg:x="17.972cm" svg:y="18.323cm">
          <draw:text-box>
            <text:p text:style-name="P2"><text:span text:style-name="T1">Isola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916cm" svg:x="23.573cm" svg:y="17.924cm">
          <draw:text-box>
            <text:p text:style-name="P2"><text:span text:style-name="T1">RA2/b</text:span></text:p>
            <text:p text:style-name="P2"><text:span text:style-name="T1">e</text:span></text:p>
            <text:p text:style-name="P2"><text:span text:style-name="T1">veto</text:span></text:p>
          </draw:text-box>
        </draw:frame>
        <draw:frame draw:style-name="gr7" draw:text-style-name="P2" draw:layer="layout" svg:width="3.363cm" svg:height="1.361cm" svg:x="9.571cm" svg:y="18.122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5.172cm" svg:y="18.123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20.873cm" svg:y="18.124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8.874cm" svg:y="16.925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3.275cm" svg:y="16.926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7.676cm" svg:y="16.927cm">
          <draw:text-box>
            <text:p text:style-name="P2"><text:span text:style-name="T1">Fail</text:span></text:p>
            <text:p text:style-name="P2"><text:span text:style-name="T1"/></text:p>
          </draw:text-box>
        </draw:frame>
        <draw:line draw:style-name="gr4" draw:text-style-name="P1" draw:layer="layout" svg:x1="8.62cm" svg:y1="17.891cm" svg:x2="8.62cm" svg:y2="16.748cm">
          <text:p/>
        </draw:line>
        <draw:line draw:style-name="gr4" draw:text-style-name="P1" draw:layer="layout" svg:x1="14.232cm" svg:y1="17.892cm" svg:x2="14.232cm" svg:y2="16.749cm">
          <text:p/>
        </draw:line>
        <draw:line draw:style-name="gr4" draw:text-style-name="P1" draw:layer="layout" svg:x1="19.844cm" svg:y1="17.893cm" svg:x2="19.844cm" svg:y2="16.75cm">
          <text:p/>
        </draw:line>
        <draw:frame draw:style-name="gr7" draw:text-style-name="P2" draw:layer="layout" svg:width="3.363cm" svg:height="1.477cm" svg:x="7.874cm" svg:y="13.626cm">
          <draw:text-box>
            <text:p text:style-name="P2"><text:span text:style-name="T1">(1-</text:span><text:span text:style-name="T2">ϵ</text:span><text:span text:style-name="T6">Acc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35cm" svg:height="1.399cm" svg:x="8.079cm" svg:y="13.626cm">
          <draw:text-box>
            <text:p text:style-name="P2"><text:span text:style-name="T10">e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9.774cm" svg:y="14.601cm">
          <draw:text-box>
            <text:p text:style-name="P2"><text:span text:style-name="T1">(1-</text:span><text:span text:style-name="T2">ϵ</text:span><text:span text:style-name="T6">Reco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35cm" svg:height="1.399cm" svg:x="9.879cm" svg:y="14.601cm">
          <draw:text-box>
            <text:p text:style-name="P2"><text:span text:style-name="T10">e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15.274cm" svg:y="14.576cm">
          <draw:text-box>
            <text:p text:style-name="P2"><text:span text:style-name="T1">(1-</text:span><text:span text:style-name="T2">ϵ</text:span><text:span text:style-name="T6">Iso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35cm" svg:height="1.399cm" svg:x="15.479cm" svg:y="14.576cm">
          <draw:text-box>
            <text:p text:style-name="P2"><text:span text:style-name="T10">e</text:span></text:p>
            <text:p text:style-name="P2"><text:span text:style-name="T1"/></text:p>
          </draw:text-box>
        </draw:frame>
      </draw:page>
      <draw:page draw:name="page5" draw:style-name="dp1" draw:master-page-name="Default">
        <draw:custom-shape draw:style-name="gr1" draw:text-style-name="P1" draw:layer="layout" svg:width="17.653cm" svg:height="4.064cm" svg:x="5.344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653cm" svg:height="4.953cm" svg:x="5.345cm" svg:y="3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429cm" svg:x="1.097cm" svg:y="0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6.696cm" svg:y="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3.596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0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872cm" svg:y1="2.029cm" svg:x2="6.65cm" svg:y2="2.029cm">
          <text:p/>
        </draw:line>
        <draw:line draw:style-name="gr4" draw:text-style-name="P1" draw:layer="layout" svg:x1="10.56cm" svg:y1="2.029cm" svg:x2="12.338cm" svg:y2="2.029cm">
          <text:p/>
        </draw:line>
        <draw:line draw:style-name="gr4" draw:text-style-name="P1" draw:layer="layout" svg:x1="16.121cm" svg:y1="2.029cm" svg:x2="18.026cm" svg:y2="2.029cm">
          <text:p/>
        </draw:line>
        <draw:line draw:style-name="gr4" draw:text-style-name="P1" draw:layer="layout" svg:x1="21.863cm" svg:y1="2.029cm" svg:x2="23.641cm" svg:y2="2.029cm">
          <text:p/>
        </draw:line>
        <draw:line draw:style-name="gr4" draw:text-style-name="P1" draw:layer="layout" svg:x1="8.501cm" svg:y1="3.172cm" svg:x2="8.501cm" svg:y2="5.331cm">
          <text:p/>
        </draw:line>
        <draw:custom-shape draw:style-name="gr5" draw:text-style-name="P1" draw:layer="layout" svg:width="3.81cm" svg:height="2.159cm" svg:x="6.595cm" svg:y="5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294cm" svg:y="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7.993cm" svg:y="5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116cm" svg:y1="3.172cm" svg:x2="14.116cm" svg:y2="5.077cm">
          <text:p/>
        </draw:line>
        <draw:line draw:style-name="gr4" draw:text-style-name="P1" draw:layer="layout" svg:x1="19.831cm" svg:y1="3.172cm" svg:x2="19.831cm" svg:y2="5.077cm">
          <text:p/>
        </draw:line>
        <draw:frame draw:style-name="gr6" draw:text-style-name="P2" draw:layer="layout" svg:width="2.794cm" svg:height="1.801cm" svg:x="1.57cm" svg:y="1.159cm">
          <draw:text-box>
            <text:p text:style-name="P2"><text:span text:style-name="T1">Prompt</text:span></text:p>
            <text:p text:style-name="P2"><text:span text:style-name="T1">e</text:span></text:p>
          </draw:text-box>
        </draw:frame>
        <draw:frame draw:style-name="gr7" draw:text-style-name="P2" draw:layer="layout" svg:width="3.363cm" svg:height="1.361cm" svg:x="6.97cm" svg:y="1.422cm">
          <draw:text-box>
            <text:p text:style-name="P2"><text:span text:style-name="T1">Acceptance</text:span></text:p>
            <text:p text:style-name="P2"><text:span text:style-name="T1">criteria?</text:span></text:p>
          </draw:text-box>
        </draw:frame>
        <draw:frame draw:style-name="gr7" draw:text-style-name="P2" draw:layer="layout" svg:width="3.363cm" svg:height="1.916cm" svg:x="6.871cm" svg:y="5.523cm">
          <draw:text-box>
            <text:p text:style-name="P2"><text:span text:style-name="T1">Out of acceptance</text:span></text:p>
            <text:p text:style-name="P2"><text:span text:style-name="T1">e</text:span></text:p>
          </draw:text-box>
        </draw:frame>
        <draw:frame draw:style-name="gr7" draw:text-style-name="P2" draw:layer="layout" svg:width="3.803cm" svg:height="1.916cm" svg:x="12.272cm" svg:y="5.524cm">
          <draw:text-box>
            <text:p text:style-name="P2"><text:span text:style-name="T1">Not reconstructed</text:span></text:p>
            <text:p text:style-name="P2"><text:span text:style-name="T1">e</text:span></text:p>
          </draw:text-box>
        </draw:frame>
        <draw:frame draw:style-name="gr7" draw:text-style-name="P2" draw:layer="layout" svg:width="2.982cm" svg:height="1.916cm" svg:x="18.373cm" svg:y="5.525cm">
          <draw:text-box>
            <text:p text:style-name="P2"><text:span text:style-name="T1">Not isolated </text:span></text:p>
            <text:p text:style-name="P2"><text:span text:style-name="T1">e</text:span></text:p>
          </draw:text-box>
        </draw:frame>
        <draw:frame draw:style-name="gr7" draw:text-style-name="P2" draw:layer="layout" svg:width="3.931cm" svg:height="1.361cm" svg:x="12.171cm" svg:y="1.423cm">
          <draw:text-box>
            <text:p text:style-name="P2"><text:span text:style-name="T1">Reconstruc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361cm" svg:x="17.972cm" svg:y="1.424cm">
          <draw:text-box>
            <text:p text:style-name="P2"><text:span text:style-name="T1">Isola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856cm" svg:x="23.573cm" svg:y="1.025cm">
          <draw:text-box>
            <text:p text:style-name="P2"><text:span text:style-name="T1">RA2/b</text:span></text:p>
            <text:p text:style-name="P2"><text:span text:style-name="T3">e</text:span></text:p>
            <text:p text:style-name="P2"><text:span text:style-name="T1">veto</text:span></text:p>
          </draw:text-box>
        </draw:frame>
        <draw:frame draw:style-name="gr7" draw:text-style-name="P2" draw:layer="layout" svg:width="3.363cm" svg:height="1.361cm" svg:x="9.571cm" svg:y="1.223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5.172cm" svg:y="1.224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20.873cm" svg:y="1.225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8.874cm" svg:y="3.926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3.075cm" svg:y="3.927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7.476cm" svg:y="3.928cm">
          <draw:text-box>
            <text:p text:style-name="P2"><text:span text:style-name="T1">Fail</text:span></text:p>
            <text:p text:style-name="P2"><text:span text:style-name="T1"/></text:p>
          </draw:text-box>
        </draw:frame>
        <draw:custom-shape draw:style-name="gr2" draw:text-style-name="P1" draw:layer="layout" svg:width="3.81cm" svg:height="3.429cm" svg:x="23.596cm" svg:y="9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10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931cm" svg:height="1.941cm" svg:x="12.171cm" svg:y="10.822cm">
          <draw:text-box>
            <text:p text:style-name="P2"><text:span text:style-name="T1">All in acceptance</text:span></text:p>
            <text:p text:style-name="P2"><text:span text:style-name="T11">e</text:span></text:p>
          </draw:text-box>
        </draw:frame>
        <draw:frame draw:style-name="gr7" draw:text-style-name="P2" draw:layer="layout" svg:width="3.931cm" svg:height="2.496cm" svg:x="17.972cm" svg:y="10.823cm">
          <draw:text-box>
            <text:p text:style-name="P2"><text:span text:style-name="T1">All reconstructed <text:s/></text:span><text:span text:style-name="T11">e</text:span></text:p>
            <text:p text:style-name="P2"><text:span text:style-name="T1"/></text:p>
          </draw:text-box>
        </draw:frame>
        <draw:frame draw:style-name="gr11" draw:text-style-name="P2" draw:layer="layout" svg:width="3.931cm" svg:height="0.806cm" svg:x="23.573cm" svg:y="11.324cm">
          <draw:text-box>
            <text:p text:style-name="P2"><text:span text:style-name="T1">Single e</text:span><text:span text:style-name="T1"> CS</text:span></text:p>
          </draw:text-box>
        </draw:frame>
        <draw:frame draw:style-name="gr7" draw:text-style-name="P2" draw:layer="layout" svg:width="3.363cm" svg:height="1.477cm" svg:x="15.572cm" svg:y="11.723cm">
          <draw:text-box>
            <text:p text:style-name="P2"><text:span text:style-name="T1">1/</text:span><text:span text:style-name="T2">ϵ</text:span><text:span text:style-name="T6">Reco</text:span></text:p>
            <text:p text:style-name="P2"><text:span text:style-name="T1"/></text:p>
          </draw:text-box>
        </draw:frame>
        <draw:line draw:style-name="gr4" draw:text-style-name="P1" draw:layer="layout" svg:x1="14.135cm" svg:y1="10.665cm" svg:x2="14.116cm" svg:y2="7.617cm">
          <text:p/>
        </draw:line>
        <draw:line draw:style-name="gr4" draw:text-style-name="P1" draw:layer="layout" svg:x1="19.85cm" svg:y1="10.665cm" svg:x2="19.831cm" svg:y2="7.617cm">
          <text:p/>
        </draw:line>
        <draw:line draw:style-name="gr4" draw:text-style-name="P1" draw:layer="layout" svg:x1="8.493cm" svg:y1="10.046cm" svg:x2="8.493cm" svg:y2="7.633cm">
          <text:p/>
        </draw:line>
        <draw:line draw:style-name="gr4" draw:text-style-name="P1" draw:layer="layout" svg:x1="23.641cm" svg:y1="11.695cm" svg:x2="21.863cm" svg:y2="11.695cm">
          <text:p/>
        </draw:line>
        <draw:line draw:style-name="gr4" draw:text-style-name="P1" draw:layer="layout" svg:x1="17.941cm" svg:y1="11.707cm" svg:x2="16.163cm" svg:y2="11.707cm">
          <text:p/>
        </draw:line>
        <draw:line draw:style-name="gr4" draw:text-style-name="P1" draw:layer="layout" svg:x1="12.341cm" svg:y1="11.719cm" svg:x2="10.563cm" svg:y2="11.719cm">
          <text:p/>
        </draw:line>
        <draw:frame draw:style-name="gr7" draw:text-style-name="P2" draw:layer="layout" svg:width="3.363cm" svg:height="1.477cm" svg:x="21.173cm" svg:y="11.724cm">
          <draw:text-box>
            <text:p text:style-name="P2"><text:span text:style-name="T1">1/</text:span><text:span text:style-name="T2">ϵ</text:span><text:span text:style-name="T6">Iso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9.873cm" svg:y="11.724cm">
          <draw:text-box>
            <text:p text:style-name="P2"><text:span text:style-name="T1">1/</text:span><text:span text:style-name="T2">ϵ</text:span><text:span text:style-name="T6">Acc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13.573cm" svg:y="8.124cm">
          <draw:text-box>
            <text:p text:style-name="P2"><text:span text:style-name="T1">(1-</text:span><text:span text:style-name="T2">ϵ</text:span><text:span text:style-name="T6">Reco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19.174cm" svg:y="8.125cm">
          <draw:text-box>
            <text:p text:style-name="P2"><text:span text:style-name="T1">(1-</text:span><text:span text:style-name="T2">ϵ</text:span><text:span text:style-name="T6">Iso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7.874cm" svg:y="8.125cm">
          <draw:text-box>
            <text:p text:style-name="P2"><text:span text:style-name="T1">(1-</text:span><text:span text:style-name="T2">ϵ</text:span><text:span text:style-name="T6">Acc</text:span><text:span text:style-name="T7">)</text:span></text:p>
            <text:p text:style-name="P2"><text:span text:style-name="T1"/></text:p>
          </draw:text-box>
        </draw:frame>
        <draw:custom-shape draw:style-name="gr2" draw:text-style-name="P1" draw:layer="layout" svg:width="3.81cm" svg:height="2.159cm" svg:x="23.592cm" svg:y="4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23.591cm" svg:y="7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3.641cm" svg:height="1.04cm" svg:x="23.775cm" svg:y="4.926cm">
          <draw:text-box>
            <text:p text:style-name="P2"><text:span text:style-name="T1">m</text:span><text:span text:style-name="T6">T</text:span><text:span text:style-name="T7">&lt;100GeV?</text:span></text:p>
          </draw:text-box>
        </draw:frame>
        <draw:line draw:style-name="gr4" draw:text-style-name="P1" draw:layer="layout" svg:x1="25.465cm" svg:y1="3.68cm" svg:x2="25.465cm" svg:y2="4.315cm">
          <text:p/>
        </draw:line>
        <draw:frame draw:style-name="gr7" draw:text-style-name="P4" draw:layer="layout" svg:width="2.794cm" svg:height="1.361cm" svg:x="26.273cm" svg:y="3.257cm">
          <draw:text-box>
            <text:p text:style-name="P4"><text:span text:style-name="T1">Invert e</text:span><text:span text:style-name="T1"> <text:s/>veto </text:span></text:p>
          </draw:text-box>
        </draw:frame>
        <draw:line draw:style-name="gr4" draw:text-style-name="P1" draw:layer="layout" svg:x1="25.465cm" svg:y1="6.501cm" svg:x2="25.465cm" svg:y2="7.136cm">
          <text:p/>
        </draw:line>
        <draw:line draw:style-name="gr4" draw:text-style-name="P1" draw:layer="layout" svg:x1="25.477cm" svg:y1="9.376cm" svg:x2="25.477cm" svg:y2="10.011cm">
          <text:p/>
        </draw:line>
        <draw:frame draw:style-name="gr7" draw:text-style-name="P2" draw:layer="layout" svg:width="3.363cm" svg:height="1.361cm" svg:x="24.674cm" svg:y="6.426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8" draw:text-style-name="P2" draw:layer="layout" svg:width="4.318cm" svg:height="1.916cm" svg:x="23.425cm" svg:y="7.024cm">
          <draw:text-box>
            <text:p text:style-name="P2"><text:span text:style-name="T1">Di-lep contribution &amp; purity correction</text:span></text:p>
          </draw:text-box>
        </draw:frame>
        <draw:frame draw:style-name="gr7" draw:text-style-name="P2" draw:layer="layout" svg:width="4.781cm" svg:height="2.148cm" svg:x="25.275cm" svg:y="8.926cm">
          <draw:text-box>
            <text:p text:style-name="P2"><text:span text:style-name="T1">(1-f</text:span><text:span text:style-name="T6">Di-lep</text:span><text:span text:style-name="T7">)</text:span></text:p>
            <text:p text:style-name="P2"><text:span text:style-name="T7">(1-f</text:span><text:span text:style-name="T6">Purity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63cm" svg:height="1.399cm" svg:x="9.974cm" svg:y="11.725cm">
          <draw:text-box>
            <text:p text:style-name="P2"><text:span text:style-name="T12">e</text:span></text:p>
            <text:p text:style-name="P2"><text:span text:style-name="T1"/></text:p>
          </draw:text-box>
        </draw:frame>
        <draw:frame draw:style-name="gr7" draw:text-style-name="P2" draw:layer="layout" svg:width="3.363cm" svg:height="1.399cm" svg:x="15.575cm" svg:y="11.725cm">
          <draw:text-box>
            <text:p text:style-name="P2"><text:span text:style-name="T12">e</text:span></text:p>
            <text:p text:style-name="P2"><text:span text:style-name="T1"/></text:p>
          </draw:text-box>
        </draw:frame>
        <draw:frame draw:style-name="gr7" draw:text-style-name="P2" draw:layer="layout" svg:width="3.363cm" svg:height="1.399cm" svg:x="21.376cm" svg:y="11.725cm">
          <draw:text-box>
            <text:p text:style-name="P2"><text:span text:style-name="T12">e</text:span></text:p>
            <text:p text:style-name="P2"><text:span text:style-name="T1"/></text:p>
          </draw:text-box>
        </draw:frame>
        <draw:frame draw:style-name="gr7" draw:text-style-name="P2" draw:layer="layout" svg:width="3.363cm" svg:height="1.399cm" svg:x="19.377cm" svg:y="8.125cm">
          <draw:text-box>
            <text:p text:style-name="P2"><text:span text:style-name="T10">e</text:span></text:p>
            <text:p text:style-name="P2"><text:span text:style-name="T1"/></text:p>
          </draw:text-box>
        </draw:frame>
        <draw:frame draw:style-name="gr7" draw:text-style-name="P2" draw:layer="layout" svg:width="3.363cm" svg:height="1.399cm" svg:x="13.578cm" svg:y="8.125cm">
          <draw:text-box>
            <text:p text:style-name="P2"><text:span text:style-name="T10">e</text:span></text:p>
            <text:p text:style-name="P2"><text:span text:style-name="T1"/></text:p>
          </draw:text-box>
        </draw:frame>
        <draw:frame draw:style-name="gr7" draw:text-style-name="P2" draw:layer="layout" svg:width="3.363cm" svg:height="1.399cm" svg:x="8.079cm" svg:y="8.125cm">
          <draw:text-box>
            <text:p text:style-name="P2"><text:span text:style-name="T13">e</text:span></text:p>
            <text:p text:style-name="P2"><text:span text:style-name="T1"/></text:p>
          </draw:text-box>
        </draw:frame>
        <draw:custom-shape draw:style-name="gr2" draw:text-style-name="P1" draw:layer="layout" svg:width="3.81cm" svg:height="3.429cm" svg:x="6.596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3.81cm" svg:height="1.386cm" svg:x="6.561cm" svg:y="11.058cm">
          <draw:text-box>
            <text:p text:style-name="P2"><text:span text:style-name="T1">Prompt</text:span></text:p>
            <text:p text:style-name="P2"><text:span text:style-name="T9">e = </text:span><text:span text:style-name="T3">μ</text:span></text:p>
          </draw:text-box>
        </draw:frame>
        <draw:custom-shape draw:style-name="gr5" draw:text-style-name="P1" draw:layer="layout" svg:width="3.81cm" svg:height="2.159cm" svg:x="6.594cm" svg:y="14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293cm" svg:y="14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7.992cm" svg:y="14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363cm" svg:height="1.856cm" svg:x="6.87cm" svg:y="14.722cm">
          <draw:text-box>
            <text:p text:style-name="P2"><text:span text:style-name="T1">Out of acceptance</text:span></text:p>
            <text:p text:style-name="P2"><text:span text:style-name="T3">μ</text:span></text:p>
          </draw:text-box>
        </draw:frame>
        <draw:frame draw:style-name="gr7" draw:text-style-name="P2" draw:layer="layout" svg:width="3.803cm" svg:height="1.856cm" svg:x="12.271cm" svg:y="14.723cm">
          <draw:text-box>
            <text:p text:style-name="P2"><text:span text:style-name="T1">Not reconstructed</text:span></text:p>
            <text:p text:style-name="P2"><text:span text:style-name="T3">μ</text:span></text:p>
          </draw:text-box>
        </draw:frame>
        <draw:frame draw:style-name="gr7" draw:text-style-name="P2" draw:layer="layout" svg:width="2.982cm" svg:height="1.856cm" svg:x="18.372cm" svg:y="14.724cm">
          <draw:text-box>
            <text:p text:style-name="P2"><text:span text:style-name="T1">Not isolated</text:span></text:p>
            <text:p text:style-name="P2"><text:span text:style-name="T3">μ</text:span></text:p>
          </draw:text-box>
        </draw:frame>
        <draw:line draw:style-name="gr4" draw:text-style-name="P1" draw:layer="layout" svg:x1="8.493cm" svg:y1="13.562cm" svg:x2="8.493cm" svg:y2="14.589cm">
          <text:p/>
        </draw:line>
        <draw:line draw:style-name="gr4" draw:text-style-name="P1" draw:layer="layout" svg:x1="10.398cm" svg:y1="15.675cm" svg:x2="12.176cm" svg:y2="15.675cm">
          <text:p/>
        </draw:line>
        <draw:line draw:style-name="gr4" draw:text-style-name="P1" draw:layer="layout" svg:x1="16.172cm" svg:y1="15.687cm" svg:x2="17.95cm" svg:y2="15.687cm">
          <text:p/>
        </draw:line>
        <draw:custom-shape draw:style-name="gr2" draw:text-style-name="P1" draw:layer="layout" svg:width="3.81cm" svg:height="3.429cm" svg:x="1.097cm" svg:y="1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6.696cm" svg:y="1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3.596cm" svg:y="17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1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872cm" svg:y1="18.928cm" svg:x2="6.65cm" svg:y2="18.928cm">
          <text:p/>
        </draw:line>
        <draw:line draw:style-name="gr4" draw:text-style-name="P1" draw:layer="layout" svg:x1="10.56cm" svg:y1="18.928cm" svg:x2="12.338cm" svg:y2="18.928cm">
          <text:p/>
        </draw:line>
        <draw:line draw:style-name="gr4" draw:text-style-name="P1" draw:layer="layout" svg:x1="16.121cm" svg:y1="18.928cm" svg:x2="18.026cm" svg:y2="18.928cm">
          <text:p/>
        </draw:line>
        <draw:line draw:style-name="gr4" draw:text-style-name="P1" draw:layer="layout" svg:x1="21.863cm" svg:y1="18.928cm" svg:x2="23.641cm" svg:y2="18.928cm">
          <text:p/>
        </draw:line>
        <draw:frame draw:style-name="gr6" draw:text-style-name="P2" draw:layer="layout" svg:width="2.794cm" svg:height="1.801cm" svg:x="1.57cm" svg:y="18.058cm">
          <draw:text-box>
            <text:p text:style-name="P2"><text:span text:style-name="T1">Prompt</text:span></text:p>
            <text:p text:style-name="P2"><text:span text:style-name="T3">μ</text:span></text:p>
          </draw:text-box>
        </draw:frame>
        <draw:frame draw:style-name="gr7" draw:text-style-name="P2" draw:layer="layout" svg:width="3.363cm" svg:height="1.361cm" svg:x="6.97cm" svg:y="18.321cm">
          <draw:text-box>
            <text:p text:style-name="P2"><text:span text:style-name="T1">Acceptance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361cm" svg:x="12.171cm" svg:y="18.322cm">
          <draw:text-box>
            <text:p text:style-name="P2"><text:span text:style-name="T1">Reconstruc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361cm" svg:x="17.972cm" svg:y="18.323cm">
          <draw:text-box>
            <text:p text:style-name="P2"><text:span text:style-name="T1">Isola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856cm" svg:x="23.573cm" svg:y="17.924cm">
          <draw:text-box>
            <text:p text:style-name="P2"><text:span text:style-name="T1">RA2/b</text:span></text:p>
            <text:p text:style-name="P2"><text:span text:style-name="T3">μ</text:span></text:p>
            <text:p text:style-name="P2"><text:span text:style-name="T1">veto</text:span></text:p>
          </draw:text-box>
        </draw:frame>
        <draw:frame draw:style-name="gr7" draw:text-style-name="P2" draw:layer="layout" svg:width="3.363cm" svg:height="1.361cm" svg:x="9.571cm" svg:y="18.122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5.172cm" svg:y="18.123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20.873cm" svg:y="18.124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8.874cm" svg:y="16.925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3.275cm" svg:y="16.926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7.676cm" svg:y="16.927cm">
          <draw:text-box>
            <text:p text:style-name="P2"><text:span text:style-name="T1">Fail</text:span></text:p>
            <text:p text:style-name="P2"><text:span text:style-name="T1"/></text:p>
          </draw:text-box>
        </draw:frame>
        <draw:line draw:style-name="gr4" draw:text-style-name="P1" draw:layer="layout" svg:x1="8.62cm" svg:y1="17.891cm" svg:x2="8.62cm" svg:y2="16.748cm">
          <text:p/>
        </draw:line>
        <draw:line draw:style-name="gr4" draw:text-style-name="P1" draw:layer="layout" svg:x1="14.232cm" svg:y1="17.892cm" svg:x2="14.232cm" svg:y2="16.749cm">
          <text:p/>
        </draw:line>
        <draw:line draw:style-name="gr4" draw:text-style-name="P1" draw:layer="layout" svg:x1="19.844cm" svg:y1="17.893cm" svg:x2="19.844cm" svg:y2="16.75cm">
          <text:p/>
        </draw:line>
        <draw:frame draw:style-name="gr7" draw:text-style-name="P2" draw:layer="layout" svg:width="3.363cm" svg:height="1.477cm" svg:x="7.874cm" svg:y="13.626cm">
          <draw:text-box>
            <text:p text:style-name="P2"><text:span text:style-name="T1">(1-</text:span><text:span text:style-name="T2">ϵ</text:span><text:span text:style-name="T6">Acc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35cm" svg:height="1.34cm" svg:x="8.079cm" svg:y="13.626cm">
          <draw:text-box>
            <text:p text:style-name="P2"><text:span text:style-name="T14">μ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9.774cm" svg:y="14.601cm">
          <draw:text-box>
            <text:p text:style-name="P2"><text:span text:style-name="T1">(1-</text:span><text:span text:style-name="T2">ϵ</text:span><text:span text:style-name="T6">Reco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35cm" svg:height="1.34cm" svg:x="9.879cm" svg:y="14.601cm">
          <draw:text-box>
            <text:p text:style-name="P2"><text:span text:style-name="T14">μ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15.274cm" svg:y="14.576cm">
          <draw:text-box>
            <text:p text:style-name="P2"><text:span text:style-name="T1">(1-</text:span><text:span text:style-name="T2">ϵ</text:span><text:span text:style-name="T6">Iso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35cm" svg:height="1.34cm" svg:x="15.479cm" svg:y="14.576cm">
          <draw:text-box>
            <text:p text:style-name="P2"><text:span text:style-name="T14">μ</text:span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16T14:05:25</meta:creation-date>
    <dc:date>2015-02-16T16:01:22</dc:date>
    <meta:editing-duration>PT1H43M49S</meta:editing-duration>
    <meta:editing-cycles>12</meta:editing-cycles>
    <meta:generator>LibreOffice/3.5$Linux_X86_64 LibreOffice_project/350m1$Build-2</meta:generator>
    <meta:document-statistic meta:object-count="367"/>
  </office:meta>
</office:document-meta>
</file>